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25in" fo:margin-left="-0.5688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3.625in"/>
    </style:style>
    <style:style style:name="Table1.D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1dc"/>
    </style:style>
    <style:style style:name="P2" style:family="paragraph" style:parent-style-name="Preformatted_20_Text">
      <style:text-properties officeooo:paragraph-rsid="001c1eb0"/>
    </style:style>
    <style:style style:name="P3" style:family="paragraph" style:parent-style-name="Preformatted_20_Text">
      <style:text-properties officeooo:rsid="001c3b16" officeooo:paragraph-rsid="001c3b16"/>
    </style:style>
    <style:style style:name="P4" style:family="paragraph" style:parent-style-name="Preformatted_20_Text">
      <style:text-properties officeooo:paragraph-rsid="001de668"/>
    </style:style>
    <style:style style:name="P5" style:family="paragraph" style:parent-style-name="Preformatted_20_Text">
      <style:text-properties officeooo:rsid="001f7c1f" officeooo:paragraph-rsid="001f7c1f"/>
    </style:style>
    <style:style style:name="P6" style:family="paragraph" style:parent-style-name="Preformatted_20_Text">
      <style:text-properties officeooo:paragraph-rsid="001f7c1f"/>
    </style:style>
    <style:style style:name="P7" style:family="paragraph" style:parent-style-name="Preformatted_20_Text">
      <style:text-properties officeooo:rsid="001f8d63" officeooo:paragraph-rsid="001f8d63"/>
    </style:style>
    <style:style style:name="P8" style:family="paragraph" style:parent-style-name="Preformatted_20_Text">
      <style:text-properties officeooo:paragraph-rsid="00206c88"/>
    </style:style>
    <style:style style:name="P9" style:family="paragraph" style:parent-style-name="Preformatted_20_Text">
      <style:text-properties officeooo:rsid="002151dc" officeooo:paragraph-rsid="002151dc"/>
    </style:style>
    <style:style style:name="P10" style:family="paragraph" style:parent-style-name="Preformatted_20_Text">
      <style:text-properties officeooo:paragraph-rsid="002151dc"/>
    </style:style>
    <style:style style:name="P11" style:family="paragraph" style:parent-style-name="Preformatted_20_Text">
      <style:text-properties officeooo:rsid="0021a572" officeooo:paragraph-rsid="0021a572"/>
    </style:style>
    <style:style style:name="P12" style:family="paragraph" style:parent-style-name="Preformatted_20_Text">
      <style:text-properties officeooo:paragraph-rsid="0021a572"/>
    </style:style>
    <style:style style:name="P13" style:family="paragraph" style:parent-style-name="Preformatted_20_Text">
      <style:text-properties officeooo:paragraph-rsid="0021b1f3"/>
    </style:style>
    <style:style style:name="P14" style:family="paragraph" style:parent-style-name="Preformatted_20_Text">
      <style:text-properties officeooo:rsid="0021b1f3" officeooo:paragraph-rsid="0021b1f3"/>
    </style:style>
    <style:style style:name="P15" style:family="paragraph" style:parent-style-name="Preformatted_20_Text">
      <style:text-properties officeooo:paragraph-rsid="00228770"/>
    </style:style>
    <style:style style:name="P16" style:family="paragraph" style:parent-style-name="Preformatted_20_Text">
      <style:text-properties officeooo:rsid="0023b270" officeooo:paragraph-rsid="0023b270"/>
    </style:style>
    <style:style style:name="P17" style:family="paragraph" style:parent-style-name="Preformatted_20_Text">
      <style:text-properties officeooo:paragraph-rsid="0023b270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Preformatted_20_Text" style:master-page-name="Landscape">
      <style:paragraph-properties style:page-number="auto"/>
    </style:style>
    <style:style style:name="T1" style:family="text">
      <style:text-properties officeooo:rsid="00147e9f"/>
    </style:style>
    <style:style style:name="T2" style:family="text">
      <style:text-properties fo:font-weight="bold" officeooo:rsid="0021b1f3" style:font-weight-asian="bold" style:font-weight-complex="bold"/>
    </style:style>
    <style:style style:name="T3" style:family="text">
      <style:text-properties officeooo:rsid="0018dcff"/>
    </style:style>
    <style:style style:name="T4" style:family="text">
      <style:text-properties officeooo:rsid="001a2e9b"/>
    </style:style>
    <style:style style:name="T5" style:family="text">
      <style:text-properties officeooo:rsid="001a4840"/>
    </style:style>
    <style:style style:name="T6" style:family="text">
      <style:text-properties officeooo:rsid="001c1eb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66ce9" style:font-size-asian="10pt" style:font-size-complex="10pt"/>
    </style:style>
    <style:style style:name="T9" style:family="text">
      <style:text-properties fo:font-size="10pt" officeooo:rsid="0018dcff" style:font-size-asian="10pt" style:font-size-complex="10pt"/>
    </style:style>
    <style:style style:name="T10" style:family="text">
      <style:text-properties fo:font-size="10pt" officeooo:rsid="001a2e9b" style:font-size-asian="10pt" style:font-size-complex="10pt"/>
    </style:style>
    <style:style style:name="T11" style:family="text">
      <style:text-properties fo:font-size="10pt" fo:font-style="normal" officeooo:rsid="0016fe96" style:font-size-asian="10pt" style:font-style-asian="normal" style:font-size-complex="10pt" style:font-style-complex="normal"/>
    </style:style>
    <style:style style:name="T12" style:family="text">
      <style:text-properties officeooo:rsid="001f7c1f"/>
    </style:style>
    <style:style style:name="T13" style:family="text">
      <style:text-properties officeooo:rsid="001f8d63"/>
    </style:style>
    <style:style style:name="T14" style:family="text">
      <style:text-properties officeooo:rsid="00206c88"/>
    </style:style>
    <style:style style:name="T15" style:family="text">
      <style:text-properties officeooo:rsid="002151dc"/>
    </style:style>
    <style:style style:name="T16" style:family="text">
      <style:text-properties officeooo:rsid="0021a572"/>
    </style:style>
    <style:style style:name="T17" style:family="text">
      <style:text-properties officeooo:rsid="0021b1f3"/>
    </style:style>
    <style:style style:name="T18" style:family="text">
      <style:text-properties fo:font-weight="normal" officeooo:rsid="0021b1f3" style:font-weight-asian="normal" style:font-weight-complex="normal"/>
    </style:style>
    <style:style style:name="T19" style:family="text">
      <style:text-properties fo:font-style="italic" fo:font-weight="normal" officeooo:rsid="0021b1f3" style:font-style-asian="italic" style:font-weight-asian="normal" style:font-style-complex="italic" style:font-weight-complex="normal"/>
    </style:style>
    <style:style style:name="T20" style:family="text">
      <style:text-properties fo:color="#330066" officeooo:rsid="00a9217b"/>
    </style:style>
    <style:style style:name="T21" style:family="text">
      <style:text-properties fo:color="#330066" officeooo:rsid="00e457d7"/>
    </style:style>
    <style:style style:name="T22" style:family="text">
      <style:text-properties officeooo:rsid="00e914c8"/>
    </style:style>
    <style:style style:name="T23" style:family="text">
      <style:text-properties officeooo:rsid="00228770"/>
    </style:style>
    <style:style style:name="T24" style:family="text">
      <style:text-properties officeooo:rsid="0023b27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EUTRON API</text:p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reformatted_20_Text">Object</text:p>
          </table:table-cell>
          <table:table-cell table:style-name="Table1.A1" office:value-type="string">
            <text:p text:style-name="Preformatted_20_Text">Action</text:p>
          </table:table-cell>
          <table:table-cell table:style-name="Table1.A1" office:value-type="string">
            <text:p text:style-name="Preformatted_20_Text">OpenStack</text:p>
          </table:table-cell>
          <table:table-cell table:style-name="Table1.D1" office:value-type="string">
            <text:p text:style-name="Preformatted_20_Text">AWS <text:span text:style-name="T1">(boto3)</text:span></text:p>
          </table:table-cell>
        </table:table-row>
        <table:table-row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reformatted_20_Text"/>
          </table:table-cell>
          <table:table-cell table:style-name="Table1.A2" office:value-type="string">
            <text:p text:style-name="P4">from neutronclient.v2_0 import client<text:line-break/><text:line-break/>neutron = client.Client(</text:p>
            <text:p text:style-name="Preformatted_20_Text"><text:tab/>username=USER, <text:line-break/><text:tab/>password=PASS, <text:tab/>tenant_name=TENANT_NAME, <text:tab/>auth_url=KEYSTONE_URL)</text:p>
          </table:table-cell>
          <table:table-cell table:style-name="Table1.D2" office:value-type="string">
            <text:p text:style-name="Preformatted_20_Text">import boto3</text:p>
            <text:p text:style-name="Preformatted_20_Text">session = boto3.session.Session(</text:p>
            <text:p text:style-name="Preformatted_20_Text"><text:s text:c="16"/>aws_access_key_id='',</text:p>
            <text:p text:style-name="Preformatted_20_Text"><text:s text:c="16"/>aws_secret_access_key='',</text:p>
            <text:p text:style-name="Preformatted_20_Text"><text:s text:c="16"/>region_name='us-east-1',</text:p>
            <text:p text:style-name="Preformatted_20_Text"><text:s text:c="8"/>)</text:p>
            <text:p text:style-name="Preformatted_20_Text"/>
            <text:p text:style-name="Preformatted_20_Text">ec2 = session.resource('ec2')</text:p>
          </table:table-cell>
        </table:table-row>
        <table:table-row>
          <table:table-cell table:style-name="Table1.A2" table:number-rows-spanned="14" office:value-type="string">
            <text:p text:style-name="Preformatted_20_Text">Network</text:p>
          </table:table-cell>
          <table:table-cell table:style-name="Table1.A2" office:value-type="string">
            <text:p text:style-name="Preformatted_20_Text">Create</text:p>
            <text:p text:style-name="Preformatted_20_Text"/>
          </table:table-cell>
          <table:table-cell table:style-name="Table1.A2" office:value-type="string">
            <text:p text:style-name="P4"><text:span text:style-name="T6">neutron.</text:span>create_network(self, body=None)<text:line-break/><text:line-break/>***<text:line-break/><text:span text:style-name="T17">args:</text:span></text:p>
            <text:p text:style-name="P14">name,</text:p>
            <text:p text:style-name="P13"><text:span text:style-name="T17">admin_state_up,</text:span></text:p>
            <text:p text:style-name="P13"><text:span text:style-name="T17">shared,</text:span></text:p>
            <text:p text:style-name="P13"><text:span text:style-name="T17">tenant_id,</text:span></text:p>
            <text:p text:style-name="P13"><text:span text:style-name="T17">vlan_transparent,</text:span></text:p>
            <text:p text:style-name="P13"><text:span text:style-name="T17">network_type,</text:span></text:p>
            <text:p text:style-name="P13"><text:span text:style-name="T17">physical_network,</text:span></text:p>
            <text:p text:style-name="P13"><text:span text:style-name="T17">segmentation_id<text:line-break/><text:line-break/></text:span></text:p>
          </table:table-cell>
          <table:table-cell table:style-name="Table1.D2" office:value-type="string">
            <text:p text:style-name="Preformatted_20_Text">vpc = ec2.create_vpc(</text:p>
            <text:p text:style-name="Preformatted_20_Text"><text:s text:c="4"/>DryRun=True|False,</text:p>
            <text:p text:style-name="Preformatted_20_Text"><text:s text:c="4"/>CidrBlock='string',</text:p>
            <text:p text:style-name="Preformatted_20_Text"><text:s text:c="4"/>InstanceTenancy='default'|'dedicated'|'host'</text:p>
            <text:p text:style-name="P18">)</text:p>
            <text:p text:style-name="P15"><text:span text:style-name="T23">return: </text:span>Vpc resource <text:span text:style-name="T23">ec2.Vpc</text:span></text:p>
          </table:table-cell>
        </table:table-row>
        <table:table-row>
          <table:covered-table-cell/>
          <table:table-cell table:style-name="Table1.A2" office:value-type="string">
            <text:p text:style-name="Preformatted_20_Text">Delete</text:p>
            <text:p text:style-name="Preformatted_20_Text"/>
          </table:table-cell>
          <table:table-cell table:style-name="Table1.A2" office:value-type="string">
            <text:p text:style-name="Preformatted_20_Text"><text:span text:style-name="T6">neutron.</text:span>delete_network(self, network)</text:p>
          </table:table-cell>
          <table:table-cell table:style-name="Table1.D2" office:value-type="string">
            <text:p text:style-name="Preformatted_20_Text">response = vpc.delete(</text:p>
            <text:p text:style-name="Preformatted_20_Text"><text:s text:c="4"/>DryRun=True|False,</text:p>
            <text:p text:style-name="Preformatted_20_Text"/>
            <text:p text:style-name="P18">)</text:p>
          </table:table-cell>
        </table:table-row>
        <table:table-row>
          <table:covered-table-cell/>
          <table:table-cell table:style-name="Table1.A2" office:value-type="string">
            <text:p text:style-name="Preformatted_20_Text">List</text:p>
            <text:p text:style-name="Preformatted_20_Text"/>
          </table:table-cell>
          <table:table-cell table:style-name="Table1.A2" office:value-type="string">
            <text:p text:style-name="Preformatted_20_Text"><text:span text:style-name="T6">neutron.</text:span>list_networks(self, <text:tab/><text:tab/><text:tab/><text:tab/><text:tab/>retrieve_all=True,**_params)<text:line-break/><text:line-break/>***<text:line-break/><text:line-break/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show</text:p>
          </table:table-cell>
          <table:table-cell table:style-name="Table1.A2" office:value-type="string">
            <text:p text:style-name="Preformatted_20_Text"><text:span text:style-name="T6">neutron.</text:span>show_network(self, network, **_params)</text:p>
          </table:table-cell>
          <table:table-cell table:style-name="Table1.D2" office:value-type="string">
            <text:p text:style-name="Preformatted_20_Text">Describes a network interface attribute. You can specify only one attribute at a time.</text:p>
            <text:p text:style-name="Preformatted_20_Text"/>
            <text:p text:style-name="Preformatted_20_Text"><text:soft-page-break/>response = network_interface.describe_attribute(</text:p>
            <text:p text:style-name="Preformatted_20_Text"><text:s text:c="4"/>DryRun=True|False,</text:p>
            <text:p text:style-name="Preformatted_20_Text"><text:s text:c="4"/>Attribute='description'|'groupSet'|'sourceDestCheck'|'attachment'</text:p>
            <text:p text:style-name="Preformatted_20_Text">)</text:p>
            <text:p text:style-name="Preformatted_20_Text">return: dict type</text:p>
          </table:table-cell>
        </table:table-row>
        <table:table-row>
          <table:covered-table-cell/>
          <table:table-cell table:style-name="Table1.A2" office:value-type="string">
            <text:p text:style-name="Preformatted_20_Text">update</text:p>
          </table:table-cell>
          <table:table-cell table:style-name="Table1.A2" office:value-type="string">
            <text:p text:style-name="P2"><text:span text:style-name="T6">neutron.</text:span>update_network(self, network, body=None)</text:p>
          </table:table-cell>
          <table:table-cell table:style-name="Table1.D2" office:value-type="string">
            <text:p text:style-name="Preformatted_20_Text"><text:line-break/><text:line-break/>response = network_interface.modify_attribute(</text:p>
            <text:p text:style-name="Preformatted_20_Text"><text:s text:c="4"/>DryRun=True|False,</text:p>
            <text:p text:style-name="Preformatted_20_Text"><text:s text:c="4"/>Description={</text:p>
            <text:p text:style-name="Preformatted_20_Text"><text:s text:c="8"/>'Value': 'string'</text:p>
            <text:p text:style-name="Preformatted_20_Text"><text:s text:c="4"/>},</text:p>
            <text:p text:style-name="Preformatted_20_Text"><text:s text:c="4"/>SourceDestCheck={</text:p>
            <text:p text:style-name="Preformatted_20_Text"><text:s text:c="8"/>'Value': True|False</text:p>
            <text:p text:style-name="Preformatted_20_Text"><text:s text:c="4"/>},</text:p>
            <text:p text:style-name="Preformatted_20_Text"><text:s text:c="4"/>Groups=[</text:p>
            <text:p text:style-name="Preformatted_20_Text"><text:s text:c="8"/>'string',</text:p>
            <text:p text:style-name="Preformatted_20_Text"><text:s text:c="4"/>],</text:p>
            <text:p text:style-name="Preformatted_20_Text"><text:s text:c="4"/>Attachment={</text:p>
            <text:p text:style-name="Preformatted_20_Text"><text:s text:c="8"/>'AttachmentId': 'string',</text:p>
            <text:p text:style-name="Preformatted_20_Text"><text:s text:c="8"/>'DeleteOnTermination': True|False</text:p>
            <text:p text:style-name="Preformatted_20_Text"><text:s text:c="4"/>}</text:p>
            <text:p text:style-name="Preformatted_20_Text">)</text:p>
            <text:p text:style-name="Preformatted_20_Text">return: none</text:p>
          </table:table-cell>
        </table:table-row>
        <table:table-row>
          <table:covered-table-cell/>
          <table:table-cell table:style-name="Table1.A2" office:value-type="string">
            <text:p text:style-name="P11">List gateway</text:p>
          </table:table-cell>
          <table:table-cell table:style-name="Table1.A2" office:value-type="string">
            <text:p text:style-name="Preformatted_20_Text">list_network_gateways(self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Show gateway</text:p>
          </table:table-cell>
          <table:table-cell table:style-name="Table1.A2" office:value-type="string">
            <text:p text:style-name="Preformatted_20_Text">show_network_gateway(self, gateway_id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Create gateway</text:p>
          </table:table-cell>
          <table:table-cell table:style-name="Table1.A2" office:value-type="string">
            <text:p text:style-name="Preformatted_20_Text">create_network_gateway(self, body=Non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Delete gateway</text:p>
          </table:table-cell>
          <table:table-cell table:style-name="Table1.A2" office:value-type="string">
            <text:p text:style-name="Preformatted_20_Text">delete_network_gateway(self, gateway_id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Update gateway</text:p>
          </table:table-cell>
          <table:table-cell table:style-name="Table1.A2" office:value-type="string">
            <text:p text:style-name="Preformatted_20_Text">update_network_gateway(self, gateway_id, body=Non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Connect gateway</text:p>
          </table:table-cell>
          <table:table-cell table:style-name="Table1.A2" office:value-type="string">
            <text:p text:style-name="Preformatted_20_Text">connect_network_gateway(self, gateway_id, body=Non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Disconnect gateway</text:p>
          </table:table-cell>
          <table:table-cell table:style-name="Table1.A2" office:value-type="string">
            <text:p text:style-name="Preformatted_20_Text">disconnect_network_gateway(self, gateway_id, body=Non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Interface add</text:p>
          </table:table-cell>
          <table:table-cell table:style-name="Table1.A2" office:value-type="string">
            <text:p text:style-name="Preformatted_20_Text">nova interface-attach</text:p>
          </table:table-cell>
          <table:table-cell table:style-name="Table1.D2" office:value-type="string">
            <text:p text:style-name="P13"><text:span text:style-name="T2">Create network interface</text:span><text:line-break/><text:line-break/>ec2 <text:span text:style-name="T5">= boto3.resource('ec2')</text:span></text:p>
            <text:p text:style-name="P13">network_interface = ec2.create_network_interface(</text:p>
            <text:p text:style-name="P13"><text:s text:c="4"/>SubnetId='string',</text:p>
            <text:p text:style-name="P13"><text:s text:c="4"/>Description='string',</text:p>
            <text:p text:style-name="P13"><text:s text:c="4"/>PrivateIpAddress='string',</text:p>
            <text:p text:style-name="P13"><text:s text:c="4"/>Groups=[</text:p>
            <text:p text:style-name="P13"><text:s text:c="8"/>'string',</text:p>
            <text:p text:style-name="P13"><text:s text:c="4"/>],</text:p>
            <text:p text:style-name="P13"><text:s text:c="4"/>PrivateIpAddresses=[</text:p>
            <text:p text:style-name="P13"><text:s text:c="8"/>{</text:p>
            <text:p text:style-name="P13"><text:s text:c="12"/>'PrivateIpAddress': 'string',</text:p>
            <text:p text:style-name="P13"><text:s text:c="12"/>'Primary': True|False</text:p>
            <text:p text:style-name="P13"><text:s text:c="8"/>},</text:p>
            <text:p text:style-name="P13"><text:s text:c="4"/>],</text:p>
            <text:p text:style-name="P13"><text:s text:c="4"/>SecondaryPrivateIpAddressCount=123,</text:p>
            <text:p text:style-name="P13"><text:s text:c="4"/>DryRun=True|False</text:p>
            <text:p text:style-name="P13">)</text:p>
            <text:p text:style-name="P13"><text:line-break/><text:span text:style-name="T17">return: </text:span><text:span text:style-name="T2">NetworkInterfaceId </text:span><text:span text:style-name="T19">(string)</text:span></text:p>
            <text:p text:style-name="P13"><text:line-break/><text:span text:style-name="T2">Attach to Instance</text:span><text:line-break/></text:p>
            <text:p text:style-name="Preformatted_20_Text">response = network_interface.attach(</text:p>
            <text:p text:style-name="Preformatted_20_Text"><text:s text:c="4"/>DryRun=True|False,</text:p>
            <text:p text:style-name="Preformatted_20_Text"><text:s text:c="4"/>InstanceId='string',</text:p>
            <text:p text:style-name="Preformatted_20_Text"><text:s text:c="4"/>DeviceIndex=123</text:p>
            <text:p text:style-name="Preformatted_20_Text">)</text:p>
            <text:p text:style-name="Preformatted_20_Text"><text:span text:style-name="T8">return: </text:span><text:span text:style-name="Strong_20_Emphasis"><text:span text:style-name="T8">AttachmentId</text:span></text:span><text:span text:style-name="T8"> </text:span><text:span text:style-name="Emphasis"><text:span text:style-name="T8">(string) </text:span></text:span></text:p>
            <text:p text:style-name="Preformatted_20_Text"><text:line-break/>–----<text:line-break/></text:p>
            <text:p text:style-name="Preformatted_20_Text"><text:span text:style-name="Emphasis"><text:span text:style-name="T11">client = </text:span></text:span><text:span text:style-name="T7">client = boto3.client('ec2')</text:span></text:p>
            <text:p text:style-name="Preformatted_20_Text">response = client.attach_network_interface(</text:p>
            <text:p text:style-name="Preformatted_20_Text"><text:s text:c="4"/>DryRun=True|False,</text:p>
            <text:p text:style-name="Preformatted_20_Text"><text:s text:c="4"/>NetworkInterfaceId='string',</text:p>
            <text:p text:style-name="Preformatted_20_Text"><text:s text:c="4"/>InstanceId='string',</text:p>
            <text:p text:style-name="Preformatted_20_Text"><text:s text:c="4"/>DeviceIndex=123</text:p>
            <text:p text:style-name="Preformatted_20_Text">)</text:p>
            <text:p text:style-name="Preformatted_20_Text"><text:span text:style-name="T8">return: </text:span><text:span text:style-name="Strong_20_Emphasis"><text:span text:style-name="T8">AttachmentId</text:span></text:span><text:span text:style-name="T8"> </text:span><text:span text:style-name="Emphasis"><text:span text:style-name="T8">(string)</text:span></text:span></text:p>
            <text:p text:style-name="Preformatted_20_Text"><text:soft-page-break/></text:p>
          </table:table-cell>
        </table:table-row>
        <table:table-row>
          <table:covered-table-cell/>
          <table:table-cell table:style-name="Table1.A2" office:value-type="string">
            <text:p text:style-name="Preformatted_20_Text">Interface delete</text:p>
          </table:table-cell>
          <table:table-cell table:style-name="Table1.A2" office:value-type="string">
            <text:p text:style-name="Preformatted_20_Text">Nova interface-detach</text:p>
          </table:table-cell>
          <table:table-cell table:style-name="Table1.D2" office:value-type="string">
            <text:p text:style-name="Preformatted_20_Text">Detaches a network interface from an instance.</text:p>
            <text:p text:style-name="Preformatted_20_Text"/>
            <text:p text:style-name="Preformatted_20_Text">response = network_interface.detach(</text:p>
            <text:p text:style-name="Preformatted_20_Text"><text:s text:c="4"/>DryRun=True|False,</text:p>
            <text:p text:style-name="Preformatted_20_Text"><text:s text:c="4"/>Force=True|False</text:p>
            <text:p text:style-name="Preformatted_20_Text">)</text:p>
            <text:p text:style-name="Preformatted_20_Text">return: none</text:p>
          </table:table-cell>
        </table:table-row>
        <table:table-row>
          <table:table-cell table:style-name="Table1.A2" table:number-rows-spanned="6" office:value-type="string">
            <text:p text:style-name="Preformatted_20_Text">Floating IP</text:p>
          </table:table-cell>
          <table:table-cell table:style-name="Table1.A2" office:value-type="string">
            <text:p text:style-name="Preformatted_20_Text">Create</text:p>
            <text:p text:style-name="Preformatted_20_Text"/>
          </table:table-cell>
          <table:table-cell table:style-name="Table1.A2" office:value-type="string">
            <text:p text:style-name="Preformatted_20_Text">create_floatingip(self, body=None)<text:line-break/><text:line-break/>***<text:line-break/><text:span text:style-name="T14">args:<text:line-break/>network_id, <text:line-break/>port_id, <text:line-break/>tentant_id, <text:line-break/>fixed_ip_address, <text:line-break/>floating_ip_address, <text:line-break/>subnet_id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Delete</text:p>
          </table:table-cell>
          <table:table-cell table:style-name="Table1.A2" office:value-type="string">
            <text:p text:style-name="Preformatted_20_Text">delete_floatingip(self, floatingip)</text:p>
          </table:table-cell>
          <table:table-cell table:style-name="Table1.D2" office:value-type="string">
            <text:p text:style-name="Preformatted_20_Text">response = classic_address.release(</text:p>
            <text:p text:style-name="Preformatted_20_Text"><text:s text:c="4"/>DryRun=True|False,</text:p>
            <text:p text:style-name="Preformatted_20_Text"><text:s text:c="4"/>AllocationId='string'</text:p>
            <text:p text:style-name="Preformatted_20_Text">)</text:p>
            <text:p text:style-name="Preformatted_20_Text">return: none</text:p>
          </table:table-cell>
        </table:table-row>
        <table:table-row>
          <table:covered-table-cell/>
          <table:table-cell table:style-name="Table1.A2" office:value-type="string">
            <text:p text:style-name="Preformatted_20_Text">List</text:p>
          </table:table-cell>
          <table:table-cell table:style-name="Table1.A2" office:value-type="string">
            <text:p text:style-name="Preformatted_20_Text">list_floatingips(self, retrieve_all=True, **_params)</text:p>
          </table:table-cell>
          <table:table-cell table:style-name="Table1.D2" office:value-type="string">
            <text:p text:style-name="Preformatted_20_Text"><text:span text:style-name="T7"><text:line-break/></text:span><text:bookmark text:name="EC2.NetworkInterfaceAssociation.get_available_subresources"/><text:span text:style-name="Teletype"><text:span text:style-name="T7">get_available_subresources</text:span></text:span><text:span text:style-name="T7">()<text:line-break/></text:span></text:p>
          </table:table-cell>
        </table:table-row>
        <table:table-row>
          <table:covered-table-cell/>
          <table:table-cell table:style-name="Table1.A2" office:value-type="string">
            <text:p text:style-name="P9">Show</text:p>
          </table:table-cell>
          <table:table-cell table:style-name="Table1.A2" office:value-type="string">
            <text:p text:style-name="Preformatted_20_Text">show_floatingip(self, floatingip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Associate</text:p>
          </table:table-cell>
          <table:table-cell table:style-name="Table1.A2" office:value-type="string">
            <text:p text:style-name="Preformatted_20_Text"><text:span text:style-name="T15">neutronclient.neutron.v2_0.</text:span>AssociateFloatingIP(neutronV20.NeutronCommand)<text:line-break/><text:line-break/>***<text:line-break/><text:span text:style-name="T15">args:<text:line-break/>floatingip_id,</text:span></text:p>
            <text:p text:style-name="P9">port_id,<text:line-break/>fixed_ip_address,</text:p>
          </table:table-cell>
          <table:table-cell table:style-name="Table1.D2" office:value-type="string">
            <text:p text:style-name="Preformatted_20_Text">classic_address = ec2.ClassicAddress('public_ip')</text:p>
            <text:p text:style-name="Preformatted_20_Text">response = classic_address.associate(</text:p>
            <text:p text:style-name="Preformatted_20_Text"><text:s text:c="4"/>DryRun=True|False,</text:p>
            <text:p text:style-name="Preformatted_20_Text"><text:s text:c="4"/>InstanceId='string',</text:p>
            <text:p text:style-name="Preformatted_20_Text"><text:s text:c="4"/>AllocationId='string',</text:p>
            <text:p text:style-name="Preformatted_20_Text"><text:s text:c="4"/>NetworkInterfaceId='string',</text:p>
            <text:p text:style-name="Preformatted_20_Text"><text:s text:c="4"/>PrivateIpAddress='string',</text:p>
            <text:p text:style-name="Preformatted_20_Text"><text:s text:c="4"/>AllowReassociation=True|False</text:p>
            <text:p text:style-name="Preformatted_20_Text">)</text:p>
            <text:p text:style-name="Preformatted_20_Text"><text:span text:style-name="T1">return: </text:span></text:p>
            <text:p text:style-name="Preformatted_20_Text">{</text:p>
            <text:p text:style-name="Preformatted_20_Text"><text:soft-page-break/><text:s text:c="4"/>'AssociationId': 'string'</text:p>
            <text:p text:style-name="Preformatted_20_Text">}</text:p>
          </table:table-cell>
        </table:table-row>
        <table:table-row>
          <table:covered-table-cell/>
          <table:table-cell table:style-name="Table1.A2" office:value-type="string">
            <text:p text:style-name="Preformatted_20_Text">Disassociate</text:p>
          </table:table-cell>
          <table:table-cell table:style-name="Table1.A2" office:value-type="string">
            <text:p text:style-name="P10"><text:span text:style-name="T15">neutronclient.neutron.v2_0.Disa</text:span>ssociateFloatingIP(neutronV20.NeutronCommand)<text:line-break/><text:line-break/>***<text:line-break/><text:span text:style-name="T15">args:<text:line-break/>floatingip_id,</text:span></text:p>
          </table:table-cell>
          <table:table-cell table:style-name="Table1.D2" office:value-type="string">
            <text:p text:style-name="Preformatted_20_Text">response = classic_address.disassociate(</text:p>
            <text:p text:style-name="Preformatted_20_Text"><text:s text:c="4"/>DryRun=True|False,</text:p>
            <text:p text:style-name="Preformatted_20_Text"><text:s text:c="4"/>AssociationId='string'</text:p>
            <text:p text:style-name="Preformatted_20_Text">)</text:p>
            <text:p text:style-name="Preformatted_20_Text">return: none</text:p>
          </table:table-cell>
        </table:table-row>
        <table:table-row>
          <table:table-cell table:style-name="Table1.A2" table:number-rows-spanned="6" office:value-type="string">
            <text:p text:style-name="Preformatted_20_Text">Port</text:p>
          </table:table-cell>
          <table:table-cell table:style-name="Table1.A2" office:value-type="string">
            <text:p text:style-name="Preformatted_20_Text">Create</text:p>
          </table:table-cell>
          <table:table-cell table:style-name="Table1.A2" office:value-type="string">
            <text:p text:style-name="Preformatted_20_Text"><text:span text:style-name="T12">neutron.</text:span>create_port(self, body=None)</text:p>
            <text:p text:style-name="Preformatted_20_Text"/>
            <text:p text:style-name="P6">***<text:line-break/><text:span text:style-name="T15">args:<text:line-break/>admin_state_up,<text:line-break/>network_id,<text:line-break/>tenant_id,<text:line-break/>extra_dhcp_opts:&lt;opt_name&gt;,&lt;opt_value&gt;,&lt;ip_version&gt;<text:line-break/>ip_address | mac_address,<text:line-break/>vnic-type (direct | direct-physical | macvtap | normal | baremetal)</text:span></text:p>
          </table:table-cell>
          <table:table-cell table:style-name="Table1.D2" table:number-rows-spanned="5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2">Delete</text:p>
          </table:table-cell>
          <table:table-cell table:style-name="Table1.A2" office:value-type="string">
            <text:p text:style-name="Preformatted_20_Text">delete_port(self, port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reformatted_20_Text"><text:span text:style-name="T12">neutron.</text:span>list_ports(self,retrieve_all=True, **_params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Show</text:p>
          </table:table-cell>
          <table:table-cell table:style-name="Table1.A2" office:value-type="string">
            <text:p text:style-name="Preformatted_20_Text">show_port(self, port, **_params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">Update</text:p>
          </table:table-cell>
          <table:table-cell table:style-name="Table1.A2" office:value-type="string">
            <text:p text:style-name="Preformatted_20_Text">update_port(self, port, body=None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5">List router port</text:p>
          </table:table-cell>
          <table:table-cell table:style-name="Table1.A2" office:value-type="string">
            <text:p text:style-name="Preformatted_20_Text"><text:line-break/><text:line-break/>***<text:line-break/><text:span text:style-name="T12">meta:<text:line-break/>&lt;router&gt; (ID or name)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table-cell table:style-name="Table1.A2" table:number-rows-spanned="10" office:value-type="string">
            <text:p text:style-name="Preformatted_20_Text">Router</text:p>
          </table:table-cell>
          <table:table-cell table:style-name="Table1.A2" office:value-type="string">
            <text:p text:style-name="Preformatted_20_Text">Create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<text:soft-page-break/></text:p>
            <text:p text:style-name="Preformatted_20_Text"/>
          </table:table-cell>
          <table:table-cell table:style-name="Table1.A2" office:value-type="string">
            <text:p text:style-name="Preformatted_20_Text">create_router(self, body=None)<text:line-break/><text:line-break/>***<text:line-break/><text:span text:style-name="T13">args:<text:line-break/>(<text:line-break/>boolean: admin_state_up,<text:line-break/>string: name,<text:line-break/>string: tenant_id,<text:line-break/></text:span><text:soft-page-break/><text:span text:style-name="T13">boolean: distributed,<text:line-break/>boolean: ha<text:line-break/>)</text:span></text:p>
          </table:table-cell>
          <table:table-cell table:style-name="Table1.D2" office:value-type="string">
            <text:p text:style-name="Preformatted_20_Text">Creates a route table for the specified VPC.</text:p>
            <text:p text:style-name="Preformatted_20_Text"/>
            <text:p text:style-name="Preformatted_20_Text">client = boto3.client('ec2')</text:p>
            <text:p text:style-name="Preformatted_20_Text">response = client.create_route_table(</text:p>
            <text:p text:style-name="Preformatted_20_Text"><text:s text:c="4"/>DryRun=True|False,</text:p>
            <text:p text:style-name="Preformatted_20_Text"><text:s text:c="4"/>VpcId='string'</text:p>
            <text:p text:style-name="Preformatted_20_Text">)</text:p>
            <text:p text:style-name="Preformatted_20_Text"><text:span text:style-name="T9">return: </text:span><text:span text:style-name="Emphasis"><text:span text:style-name="T10">dict type</text:span></text:span></text:p>
          </table:table-cell>
        </table:table-row>
        <table:table-row>
          <table:covered-table-cell/>
          <table:table-cell table:style-name="Table1.A2" office:value-type="string">
            <text:p text:style-name="P8">Delete</text:p>
          </table:table-cell>
          <table:table-cell table:style-name="Table1.A2" office:value-type="string">
            <text:p text:style-name="Preformatted_20_Text">delete_router(self, router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List</text:p>
          </table:table-cell>
          <table:table-cell table:style-name="Table1.A2" office:value-type="string">
            <text:p text:style-name="Preformatted_20_Text">list_routers(self, retrieve_all=True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reformatted_20_Text">show_router(self, router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<text:span text:style-name="T14">U</text:span>pdate</text:p>
          </table:table-cell>
          <table:table-cell table:style-name="Table1.A2" office:value-type="string">
            <text:p text:style-name="P8">update_router(self, router, body=None)<text:line-break/><text:line-break/>***<text:line-break/><text:span text:style-name="T14">args:<text:line-break/>(<text:line-break/>string: name,<text:line-break/>boolean: admin_state<text:line-break/>…<text:line-break/>CIRD,</text:span></text:p>
            <text:p text:style-name="P8"><text:span text:style-name="T14">IP_ADDR<text:line-break/>)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Interface add</text:p>
          </table:table-cell>
          <table:table-cell table:style-name="Table1.A2" office:value-type="string">
            <text:p text:style-name="Preformatted_20_Text">add_interface_router(self, router, body=None)<text:line-break/><text:line-break/>***<text:line-break/><text:span text:style-name="T14">args:<text:line-break/>router_id,<text:line-break/>interface_id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Interface delete</text:p>
          </table:table-cell>
          <table:table-cell table:style-name="Table1.A2" office:value-type="string">
            <text:p text:style-name="Preformatted_20_Text">remove_interface_router(self, router, body=None)<text:line-break/><text:line-break/>***</text:p>
            <text:p text:style-name="P8"><text:span text:style-name="T14">args:<text:line-break/>router_id,<text:line-break/>interface_id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Gateway set</text:p>
          </table:table-cell>
          <table:table-cell table:style-name="Table1.A2" office:value-type="string">
            <text:p text:style-name="Preformatted_20_Text">add_gateway_router(self, router, body=None)<text:line-break/><text:line-break/>***<text:line-break/><text:span text:style-name="T14">args:<text:line-break/>router_id,<text:line-break/></text:span><text:soft-page-break/><text:span text:style-name="T14">ext_net_id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Gateway clear</text:p>
          </table:table-cell>
          <table:table-cell table:style-name="Table1.A2" office:value-type="string">
            <text:p text:style-name="P8">remove_gateway_router(self, router)<text:line-break/><text:line-break/>***<text:line-break/><text:span text:style-name="T14">args:<text:line-break/>router_id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8">Port list</text:p>
          </table:table-cell>
          <table:table-cell table:style-name="Table1.A2" office:value-type="string">
            <text:p text:style-name="P8"><text:span text:style-name="T14">Neutronclient.v2.port.</text:span>ListRouterPort<text:span text:style-name="T14">()<text:line-break/>args:(router_id)</text:span>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table-cell table:style-name="Table1.A2" table:number-rows-spanned="5" office:value-type="string">
            <text:p text:style-name="Preformatted_20_Text">Subnet</text:p>
          </table:table-cell>
          <table:table-cell table:style-name="Table1.A2" office:value-type="string">
            <text:p text:style-name="Preformatted_20_Text">Create</text:p>
            <text:p text:style-name="Preformatted_20_Text"/>
          </table:table-cell>
          <table:table-cell table:style-name="Table1.A2" office:value-type="string">
            <text:p text:style-name="Preformatted_20_Text">create_subnet(self, body=None)</text:p>
            <text:p text:style-name="P3"/>
            <text:p text:style-name="P3"><text:span text:style-name="T13">meta</text:span>:</text:p>
            <text:p text:style-name="P7">&lt;ip_version&gt;</text:p>
            <text:p text:style-name="P7">&lt;network_id&gt;</text:p>
            <text:p text:style-name="P7">&lt;cidr&gt;<text:line-break/>(with ipv6 &lt;ipv6-address-mode&gt;,&lt;ipv6-ra-mode&gt;)<text:line-break/>&lt;subnetpool&gt;<text:line-break/>&lt;prefix_length&gt;</text:p>
            <text:p text:style-name="P3"><text:tab/></text:p>
          </table:table-cell>
          <table:table-cell table:style-name="Table1.D2" office:value-type="string">
            <text:p text:style-name="Preformatted_20_Text">ec2 = boto3.</text:p>
            <text:p text:style-name="Preformatted_20_Text">subnet = ec2.create_subnet(</text:p>
            <text:p text:style-name="Preformatted_20_Text"><text:s text:c="4"/>DryRun=True|False,</text:p>
            <text:p text:style-name="Preformatted_20_Text"><text:s text:c="4"/>VpcId='string', </text:p>
            <text:p text:style-name="Preformatted_20_Text"><text:s text:c="4"/>CidrBlock='string', //<text:span text:style-name="T1">example 10.0.0.0/24</text:span></text:p>
            <text:p text:style-name="Preformatted_20_Text"><text:s text:c="4"/>AvailabilityZone='string'</text:p>
            <text:p text:style-name="Preformatted_20_Text">)</text:p>
            <text:p text:style-name="Preformatted_20_Text"><text:span text:style-name="T8">return: Subnet resource </text:span><text:span text:style-name="Teletype"><text:span text:style-name="T7">ec2.Subnet</text:span></text:span></text:p>
            <text:p text:style-name="Preformatted_20_Text"><text:span text:style-name="Teletype"><text:span text:style-name="T7">-----</text:span></text:span></text:p>
            <text:p text:style-name="Preformatted_20_Text">response = client.create_subnet(</text:p>
            <text:p text:style-name="Preformatted_20_Text"><text:s text:c="4"/>DryRun=True|False,</text:p>
            <text:p text:style-name="Preformatted_20_Text"><text:s text:c="4"/>VpcId='string',</text:p>
            <text:p text:style-name="Preformatted_20_Text"><text:s text:c="4"/>CidrBlock='string',</text:p>
            <text:p text:style-name="Preformatted_20_Text"><text:s text:c="4"/>AvailabilityZone='string'</text:p>
            <text:p text:style-name="Preformatted_20_Text">)</text:p>
            <text:p text:style-name="Preformatted_20_Text">return: dict type info about subnet</text:p>
          </table:table-cell>
        </table:table-row>
        <table:table-row>
          <table:covered-table-cell/>
          <table:table-cell table:style-name="Table1.A2" office:value-type="string">
            <text:p text:style-name="Preformatted_20_Text">Delete</text:p>
          </table:table-cell>
          <table:table-cell table:style-name="Table1.A2" office:value-type="string">
            <text:p text:style-name="Preformatted_20_Text">delete_subnet(self, subnet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List</text:p>
          </table:table-cell>
          <table:table-cell table:style-name="Table1.A2" office:value-type="string">
            <text:p text:style-name="Preformatted_20_Text">list_subnets(self, retrieve_all=True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Show</text:p>
          </table:table-cell>
          <table:table-cell table:style-name="Table1.A2" office:value-type="string">
            <text:p text:style-name="Preformatted_20_Text">show_subnet(self, subnet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Update</text:p>
          </table:table-cell>
          <table:table-cell table:style-name="Table1.A2" office:value-type="string">
            <text:p text:style-name="Preformatted_20_Text">update_subnet(self, subnet, body=Non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table-cell table:style-name="Table1.A2" table:number-rows-spanned="9" office:value-type="string">
            <text:p text:style-name="Preformatted_20_Text">Security Group</text:p>
          </table:table-cell>
          <table:table-cell table:style-name="Table1.A2" office:value-type="string">
            <text:p text:style-name="Preformatted_20_Text">Create</text:p>
            <text:p text:style-name="Preformatted_20_Text"/>
          </table:table-cell>
          <table:table-cell table:style-name="Table1.A2" office:value-type="string">
            <text:p text:style-name="Preformatted_20_Text">create_security_group(self, body=None)<text:line-break/><text:line-break/>***<text:line-break/><text:span text:style-name="T16">args:</text:span></text:p>
            <text:p text:style-name="P11">name,</text:p>
            <text:p text:style-name="P11">description,</text:p>
            <text:p text:style-name="P11">tenant_id</text:p>
          </table:table-cell>
          <table:table-cell table:style-name="Table1.D2" office:value-type="string">
            <text:p text:style-name="Preformatted_20_Text">ec2 = boto3.resource('ec2') </text:p>
            <text:p text:style-name="Preformatted_20_Text"/>
            <text:p text:style-name="Preformatted_20_Text">security_group = ec2.create_security_group(</text:p>
            <text:p text:style-name="Preformatted_20_Text"><text:s text:c="4"/>DryRun=True|False,</text:p>
            <text:p text:style-name="Preformatted_20_Text"><text:s text:c="4"/>GroupName='string',</text:p>
            <text:p text:style-name="Preformatted_20_Text"><text:s text:c="4"/>Description='string',</text:p>
            <text:p text:style-name="Preformatted_20_Text"><text:s text:c="4"/>VpcId='string'</text:p>
            <text:p text:style-name="Preformatted_20_Text">)</text:p>
            <text:p text:style-name="Preformatted_20_Text">-----</text:p>
            <text:p text:style-name="Preformatted_20_Text"><text:soft-page-break/><text:span text:style-name="T3">client = boto3.client('ec2')</text:span></text:p>
            <text:p text:style-name="Preformatted_20_Text">response = client.create_security_group(</text:p>
            <text:p text:style-name="Preformatted_20_Text"><text:s text:c="4"/>DryRun=True|False,</text:p>
            <text:p text:style-name="Preformatted_20_Text"><text:s text:c="4"/>GroupName='string',</text:p>
            <text:p text:style-name="Preformatted_20_Text"><text:s text:c="4"/>Description='string',</text:p>
            <text:p text:style-name="Preformatted_20_Text"><text:s text:c="4"/>VpcId='string'</text:p>
            <text:p text:style-name="Preformatted_20_Text">)</text:p>
            <text:p text:style-name="Preformatted_20_Text"><text:span text:style-name="T4">return: dict type {</text:span>'GroupId': 'string'}</text:p>
            <text:p text:style-name="Preformatted_20_Text"/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reformatted_20_Text">Delete</text:p>
            <text:p text:style-name="Preformatted_20_Text"/>
          </table:table-cell>
          <table:table-cell table:style-name="Table1.A2" office:value-type="string">
            <text:p text:style-name="Preformatted_20_Text">delete_security_group(self, security_group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List</text:p>
          </table:table-cell>
          <table:table-cell table:style-name="Table1.A2" office:value-type="string">
            <text:p text:style-name="Preformatted_20_Text">list_security_groups(self, retrieve_all=True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Show</text:p>
          </table:table-cell>
          <table:table-cell table:style-name="Table1.A2" office:value-type="string">
            <text:p text:style-name="Preformatted_20_Text">show_security_group(self, security_group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Update</text:p>
          </table:table-cell>
          <table:table-cell table:style-name="Table1.A2" office:value-type="string">
            <text:p text:style-name="Preformatted_20_Text">update_security_group(self, security_group, body=None)<text:line-break/><text:line-break/>***</text:p>
            <text:p text:style-name="P12"><text:span text:style-name="T16">args:</text:span></text:p>
            <text:p text:style-name="P11">name,</text:p>
            <text:p text:style-name="P11">description,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Rule create</text:p>
          </table:table-cell>
          <table:table-cell table:style-name="Table1.A2" office:value-type="string">
            <text:p text:style-name="Preformatted_20_Text">create_security_group_rule(self, body=None)</text:p>
            <text:p text:style-name="Preformatted_20_Text"/>
            <text:p text:style-name="Preformatted_20_Text">***</text:p>
            <text:p text:style-name="P11">args:</text:p>
            <text:p text:style-name="P11">security_group_id,</text:p>
            <text:p text:style-name="P11">direction (ingress|egress),</text:p>
            <text:p text:style-name="P11">ethertype (IPv4|IPv6),</text:p>
            <text:p text:style-name="P11">protocol (icmp|icmpv6|tcp|udp),</text:p>
            <text:p text:style-name="P11">port_range_min,</text:p>
            <text:p text:style-name="P11">port_range_max,</text:p>
            <text:p text:style-name="P11">remote_ip_prefix,</text:p>
            <text:p text:style-name="P11">tenant_id,</text:p>
            <text:p text:style-name="P11">remote_group_id</text:p>
            <text:p text:style-name="P11"/>
          </table:table-cell>
          <table:table-cell table:style-name="Table1.D2" office:value-type="string">
            <text:p text:style-name="P1">response = client.authorize_security_group_ingress(</text:p>
            <text:p text:style-name="P10"><text:s text:c="4"/>DryRun=True|False,</text:p>
            <text:p text:style-name="P10"><text:s text:c="4"/>GroupName='string',</text:p>
            <text:p text:style-name="P10"><text:s text:c="4"/>GroupId='string',</text:p>
            <text:p text:style-name="P10"><text:s text:c="4"/>SourceSecurityGroupName='string',</text:p>
            <text:p text:style-name="P10"><text:s text:c="4"/>SourceSecurityGroupOwnerId='string',</text:p>
            <text:p text:style-name="P10"><text:s text:c="4"/>IpProtocol='string',</text:p>
            <text:p text:style-name="P10"><text:s text:c="4"/>FromPort=123,</text:p>
            <text:p text:style-name="P10"><text:s text:c="4"/>ToPort=123,</text:p>
            <text:p text:style-name="P10"><text:s text:c="4"/>CidrIp='string',</text:p>
            <text:p text:style-name="P10"><text:s text:c="4"/>IpPermissions=[<text:span text:style-name="T16">{</text:span>...<text:span text:style-name="T16">}</text:span>]</text:p>
            <text:p text:style-name="P10">)</text:p>
            <text:p text:style-name="P10">return: none</text:p>
          </table:table-cell>
        </table:table-row>
        <table:table-row>
          <table:covered-table-cell/>
          <table:table-cell table:style-name="Table1.A2" office:value-type="string">
            <text:p text:style-name="P10"><text:span text:style-name="T15">R</text:span>ule delete</text:p>
          </table:table-cell>
          <table:table-cell table:style-name="Table1.A2" office:value-type="string">
            <text:p text:style-name="Preformatted_20_Text">delete_security_group_rule(self, <text:soft-page-break/>security_group_rule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Rule list</text:p>
          </table:table-cell>
          <table:table-cell table:style-name="Table1.A2" office:value-type="string">
            <text:p text:style-name="Preformatted_20_Text">list_security_group_rules(self, retrieve_all=True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0">Rule show</text:p>
          </table:table-cell>
          <table:table-cell table:style-name="Table1.A2" office:value-type="string">
            <text:p text:style-name="Preformatted_20_Text">show_security_group_rule(self, security_group_rule, **_params)</text:p>
          </table:table-cell>
          <table:table-cell table:style-name="Table1.D2" office:value-type="string">
            <text:p text:style-name="Preformatted_20_Text"/>
          </table:table-cell>
        </table:table-row>
        <table:table-row>
          <table:table-cell table:style-name="Table1.A2" table:number-rows-spanned="17" office:value-type="string">
            <text:p text:style-name="Preformatted_20_Text">Firewall</text:p>
          </table:table-cell>
          <table:table-cell table:style-name="Table1.A2" table:number-rows-spanned="17" office:value-type="string">
            <text:p text:style-name="Preformatted_20_Text">Create</text:p>
            <text:p text:style-name="Preformatted_20_Text">Delete</text:p>
            <text:p text:style-name="Preformatted_20_Text">List</text:p>
            <text:p text:style-name="Preformatted_20_Text">Show</text:p>
            <text:p text:style-name="Preformatted_20_Text">Policy create</text:p>
            <text:p text:style-name="Preformatted_20_Text">Policy detele</text:p>
            <text:p text:style-name="Preformatted_20_Text">Policy list</text:p>
            <text:p text:style-name="Preformatted_20_Text">Policy show</text:p>
            <text:p text:style-name="Preformatted_20_Text">Policu update</text:p>
            <text:p text:style-name="Preformatted_20_Text">Policy insert rule</text:p>
            <text:p text:style-name="Preformatted_20_Text">Rule create</text:p>
            <text:p text:style-name="Preformatted_20_Text">Rule delete</text:p>
            <text:p text:style-name="Preformatted_20_Text">Rule list</text:p>
            <text:p text:style-name="Preformatted_20_Text">Rule show</text:p>
            <text:p text:style-name="Preformatted_20_Text">Rule update</text:p>
          </table:table-cell>
          <table:table-cell table:style-name="Table1.A2" office:value-type="string">
            <text:p text:style-name="Preformatted_20_Text">create_firewall(self, body=None)</text:p>
          </table:table-cell>
          <table:table-cell table:style-name="Table1.D2" table:number-rows-spanned="17" office:value-type="string">
            <text:p text:style-name="Preformatted_20_Text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reformatted_20_Text">delete_firewall(self, firewall):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list_firewalls(self, retrieve_all=True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show_firewall(self, firewall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update_firewall(self, firewall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create_firewall_policy(self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delete_firewall_policy(self, firewall_policy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list_firewall_policies(self, retrieve_all=True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show_firewall_policy(self, firewall_policy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update_firewall_policy(self, firewall_policy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create_firewall_rule(self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delete_firewall_rule(self, firewall_rul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list_firewall_rules(self, retrieve_all=True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show_firewall_rule(self, firewall_rule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update_firewall_rule(self, firewall_rule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firewall_policy_insert_rule(self, firewall_policy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firewall_policy_remove_rule(self, firewall_policy, body=None)</text:p>
          </table:table-cell>
          <table:covered-table-cell/>
        </table:table-row>
        <text:soft-page-break/>
        <table:table-row>
          <table:table-cell table:style-name="Table1.A2" table:number-rows-spanned="4" office:value-type="string">
            <text:p text:style-name="Preformatted_20_Text">DHCP</text:p>
          </table:table-cell>
          <table:table-cell table:style-name="Table1.A2" table:number-rows-spanned="4" office:value-type="string">
            <text:p text:style-name="Preformatted_20_Text">List hosting net</text:p>
            <text:p text:style-name="Preformatted_20_Text">network add</text:p>
            <text:p text:style-name="Preformatted_20_Text">network remove</text:p>
          </table:table-cell>
          <table:table-cell table:style-name="Table1.A2" office:value-type="string">
            <text:p text:style-name="Preformatted_20_Text">list_dhcp_agent_hosting_networks(self, network, **_params)</text:p>
          </table:table-cell>
          <table:table-cell table:style-name="Table1.D2" table:number-rows-spanned="4" office:value-type="string">
            <text:p text:style-name="Preformatted_20_Text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reformatted_20_Text">list_networks_on_dhcp_agent(self, dhcp_agent, **_params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add_network_to_dhcp_agent(self, dhcp_agent, body=None)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reformatted_20_Text">remove_network_from_dhcp_agent(self, dhcp_agent, network_id)</text:p>
          </table:table-cell>
          <table:covered-table-cell/>
        </table:table-row>
        <table:table-row>
          <table:table-cell table:style-name="Table1.A2" table:number-rows-spanned="5" office:value-type="string">
            <text:p text:style-name="Preformatted_20_Text">VPN <text:span text:style-name="T16">Service</text:span></text:p>
          </table:table-cell>
          <table:table-cell table:style-name="Table1.A2" office:value-type="string">
            <text:p text:style-name="P11">Create</text:p>
          </table:table-cell>
          <table:table-cell table:style-name="Table1.A2" office:value-type="string">
            <text:p text:style-name="Preformatted_20_Text">create_vpnservice(self, body=None)</text:p>
            <text:p text:style-name="Preformatted_20_Text"/>
            <text:p text:style-name="Preformatted_20_Text">***</text:p>
            <text:p text:style-name="P11">args:</text:p>
            <text:p text:style-name="P11">subnet_id,</text:p>
            <text:p text:style-name="P11">router_id,</text:p>
            <text:p text:style-name="P11">admin_state_up,</text:p>
            <text:p text:style-name="P11">name,</text:p>
            <text:p text:style-name="P11">description,</text:p>
            <text:p text:style-name="P11">tenant_id</text:p>
          </table:table-cell>
          <table:table-cell table:style-name="Table1.D2" table:number-rows-spanned="5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1">Delete</text:p>
          </table:table-cell>
          <table:table-cell table:style-name="Table1.A2" office:value-type="string">
            <text:p text:style-name="Preformatted_20_Text">delete_vpnservice(self, vpnservice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1">List</text:p>
          </table:table-cell>
          <table:table-cell table:style-name="Table1.A2" office:value-type="string">
            <text:p text:style-name="Preformatted_20_Text">list_vpnservices(self, retrieve_all=True, **_params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1">Show</text:p>
          </table:table-cell>
          <table:table-cell table:style-name="Table1.A2" office:value-type="string">
            <text:p text:style-name="Preformatted_20_Text">show_vpnservice(self, vpnservice, **_params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1">Update</text:p>
          </table:table-cell>
          <table:table-cell table:style-name="Table1.A2" office:value-type="string">
            <text:p text:style-name="Preformatted_20_Text">update_vpnservice(self, vpnservice, body=None)</text:p>
          </table:table-cell>
          <table:covered-table-cell/>
        </table:table-row>
        <table:table-row>
          <table:table-cell table:style-name="Table1.A2" table:number-rows-spanned="5" office:value-type="string">
            <text:p text:style-name="P16">Instance</text:p>
          </table:table-cell>
          <table:table-cell table:style-name="Table1.A2" office:value-type="string">
            <text:p text:style-name="P16">Attach instance to network</text:p>
          </table:table-cell>
          <table:table-cell table:style-name="Table1.A2" office:value-type="string">
            <text:p text:style-name="Preformatted_20_Text"/>
          </table:table-cell>
          <table:table-cell table:style-name="Table1.D2" office:value-type="string">
            <text:p text:style-name="Preformatted_20_Text">response = vpc.attach_classic_link_instance(</text:p>
            <text:p text:style-name="Preformatted_20_Text"><text:s text:c="4"/>DryRun=True|False,</text:p>
            <text:p text:style-name="Preformatted_20_Text"><text:s text:c="4"/>InstanceId='string',</text:p>
            <text:p text:style-name="Preformatted_20_Text"><text:s text:c="4"/>Groups=[</text:p>
            <text:p text:style-name="Preformatted_20_Text"><text:s text:c="8"/>'string',</text:p>
            <text:p text:style-name="Preformatted_20_Text"><text:s text:c="4"/>]</text:p>
            <text:p text:style-name="P18">)</text:p>
            <text:p text:style-name="P17"><text:span text:style-name="T24">return: </text:span><text:span text:style-name="Strong_20_Emphasis">Return</text:span> <text:span text:style-name="Emphasis">(boolean)</text:span></text:p>
          </table:table-cell>
        </table:table-row>
        <table:table-row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reformatted_20_Text"/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reformatted_20_Text"/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reformatted_20_Text"/>
          </table:table-cell>
          <table:table-cell table:style-name="Table1.D2" office:value-type="string">
            <text:p text:style-name="Preformatted_20_Text"/>
          </table:table-cell>
        </table:table-row>
        <table:table-row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reformatted_20_Text"/>
          </table:table-cell>
          <table:table-cell table:style-name="Table1.D2" office:value-type="string">
            <text:p text:style-name="Preformatted_20_Text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2:23:22.322493556</meta:creation-date>
    <dc:date>2016-03-28T04:35:33.779067972</dc:date>
    <meta:editing-duration>PT2M53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1" meta:paragraph-count="372" meta:word-count="758" meta:character-count="9289" meta:non-whitespace-character-count="8396"/>
  </office:meta>
</office:document-meta>
</file>